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2-28_10-44-56_000.jpg</text:p>
          </table:table-cell>
          <table:table-cell table:style-name="ce19" office:value-type="string">
            <text:p>:m 東和 PHOTO / 210227sa / 神田駅 / 千代田区内神田１丁目計画 / １名 / アイアール電気（大豊建設） / 日報</text:p>
          </table:table-cell>
          <table:table-cell table:style-name="ce4"/>
          <table:table-cell table:style-name="ce4"/>
          <table:table-cell table:style-name="ce4" office:value-type="string">
            <text:p>N-35-35-28.985595 E-139-34-46.743164</text:p>
          </table:table-cell>
          <table:table-cell table:style-name="ce36" table:formula="of:=IF([.E2]=&quot;&quot;;[.C2];CONCATENATE([.C2];&quot; / &quot;;[.E2]))" office:value-type="string" office:string-value=":m 東和 PHOTO / 210227sa / 神田駅 / 千代田区内神田１丁目計画 / １名 / アイアール電気（大豊建設） / 日報">
            <text:p>:m 東和 PHOTO / 210227sa / 神田駅 / 千代田区内神田１丁目計画 / １名 / アイアール電気（大豊建設） / 日報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2-28_11-32-16_000.jpg</text:p>
          </table:table-cell>
          <table:table-cell table:style-name="ce19" office:value-type="string">
            <text:p>:m 1*1 RES / JVEMV6 64#66_?? / 『日本思想大系　４２　石門心学　石田先生語録』 著者=~ / p.34 / w:~,topic:倹約；年貢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3]=&quot;&quot;;[.C3];CONCATENATE([.C3];&quot; / &quot;;[.E3]))" office:value-type="string" office:string-value=":m 1*1 RES / JVEMV6 64#66_?? / 『日本思想大系　４２　石門心学　石田先生語録』 著者=~ / p.34 / w:~,topic:倹約；年貢 / N~">
            <text:p>:m 1*1 RES / JVEMV6 64#66_?? / 『日本思想大系　４２　石門心学　石田先生語録』 著者=~ / p.34 / w:~,topic:倹約；年貢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8_12-03-35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8_13-23-03_000.jpg</text:p>
          </table:table-cell>
          <table:table-cell table:style-name="ce19" office:value-type="string">
            <text:p>:m 東和 PHOTO / 210227sa / 神田駅 / 千代田区内神田１丁目計画 / １名 / アイアール電気（大豊建設） / 日誌</text:p>
          </table:table-cell>
          <table:table-cell table:style-name="ce19"/>
          <table:table-cell table:style-name="ce4"/>
          <table:table-cell table:style-name="ce4" office:value-type="string">
            <text:p>N-35-35-20.1828 E-139-34-50.478515</text:p>
          </table:table-cell>
          <table:table-cell table:style-name="ce36" table:formula="of:=IF([.E5]=&quot;&quot;;[.C5];CONCATENATE([.C5];&quot; / &quot;;[.E5]))" office:value-type="string" office:string-value=":m 東和 PHOTO / 210227sa / 神田駅 / 千代田区内神田１丁目計画 / １名 / アイアール電気（大豊建設） / 日誌">
            <text:p>:m 東和 PHOTO / 210227sa / 神田駅 / 千代田区内神田１丁目計画 / １名 / アイアール電気（大豊建設） / 日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2-28_17-14-30_000.jpg</text:p>
          </table:table-cell>
          <table:table-cell table:style-name="ce19" office:value-type="string">
            <text:p>:m 1*1 RES / JVEMV6 64#90_?? / 『日本の思想　１３　新井白石集　折りたく柴の記』 著者=新井白石、桑原武夫、編集 / p.269 / w:~,topic:馬の毛；大銭 / N~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6]=&quot;&quot;;[.C6];CONCATENATE([.C6];&quot; / &quot;;[.E6]))" office:value-type="string" office:string-value=":m 1*1 RES / JVEMV6 64#90_?? / 『日本の思想　１３　新井白石集　折りたく柴の記』 著者=新井白石、桑原武夫、編集 / p.269 / w:~,topic:馬の毛；大銭 / N~">
            <text:p>:m 1*1 RES / JVEMV6 64#90_?? / 『日本の思想　１３　新井白石集　折りたく柴の記』 著者=新井白石、桑原武夫、編集 / p.269 / w:~,topic:馬の毛；大銭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2-28_19-04-46_000.jpg</text:p>
          </table:table-cell>
          <table:table-cell table:style-name="ce19" office:value-type="string">
            <text:p>:m :尺八,shakuhachi,bamboo 1*1 / session-memo / s.1:genr=practice-piece,for=oc-2_F~,score~ \\\ s.2:todays-melody:western-like,key=D,score+ \\\ todays-melody,for=oc-2_D~A,key=E,score+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7]=&quot;&quot;;[.C7];CONCATENATE([.C7];&quot; / &quot;;[.E7]))" office:value-type="string" office:string-value=":m :尺八,shakuhachi,bamboo 1*1 / session-memo / s.1:genr=practice-piece,for=oc-2_F~,score~ \\\ s.2:todays-melody:western-like,key=D,score+ \\\ todays-melody,for=oc-2_D~A,key=E,score+">
            <text:p>:m :尺八,shakuhachi,bamboo 1*1 / session-memo / s.1:genr=practice-piece,for=oc-2_F~,score~ \\\ s.2:todays-melody:western-like,key=D,score+ \\\ todays-melody,for=oc-2_D~A,key=E,score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2-28_20-52-17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01_01-34-37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01_07-52-57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5.0 E-139-34-55.0</text:p>
          </table:table-cell>
          <table:table-cell table:style-name="ce36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3-01_08-46-19_000.jpg</text:p>
          </table:table-cell>
          <table:table-cell table:style-name="ce20" office:value-type="string">
            <text:p>:m :th / 山本氏の言説のうち、眉をしかめてしまうもの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11]=&quot;&quot;;[.C11];CONCATENATE([.C11];&quot; / &quot;;[.E11]))" office:value-type="string" office:string-value=":m :th / 山本氏の言説のうち、眉をしかめてしまうもの">
            <text:p>:m :th / 山本氏の言説のうち、眉をしかめてしまうもの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2-28_22-06-48_000.mid</text:p>
          </table:table-cell>
          <table:table-cell table:style-name="ce8" office:value-type="string">
            <text:p>:in-mid / app=perfect-piano / 演奏、play / id-2021-0228-1 / category=melody,inst=~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string" office:string-value=":in-mid / app=perfect-piano / 演奏、play / id-2021-0228-1 / category=melody,inst=~,for=~,genre=~">
            <text:p>:in-mid / app=perfect-piano / 演奏、play / id-2021-0228-1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2-28_22-52-56_000.mid</text:p>
          </table:table-cell>
          <table:table-cell table:style-name="ce8" office:value-type="string">
            <text:p>:in-mid / app=perfect-piano / 演奏、play / id-2021-0228-2 / category=melody,inst=shaku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string" office:string-value=":in-mid / app=perfect-piano / 演奏、play / id-2021-0228-2 / category=melody,inst=shaku,for=~,genre=~">
            <text:p>:in-mid / app=perfect-piano / 演奏、play / id-2021-0228-2 / category=melody,inst=shaku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1_08-15-25_000.mid</text:p>
          </table:table-cell>
          <table:table-cell table:style-name="ce8" office:value-type="string">
            <text:p>:in-mid / app=perfect-piano / 演奏、play / id-2021-0301-1 / category=melody,inst=shaku,for=~,genre=~</text:p>
          </table:table-cell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string" office:string-value=":in-mid / app=perfect-piano / 演奏、play / id-2021-0301-1 / category=melody,inst=shaku,for=~,genre=~">
            <text:p>:in-mid / app=perfect-piano / 演奏、play / id-2021-0301-1 / category=melody,inst=shaku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2021/03/01</text:date>, <text:time>09:21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1T09:21:06.62</dc:date>
    <dc:creator>iwabuchi ken</dc:creator>
    <meta:editing-duration>P31DT16H19M19S</meta:editing-duration>
    <meta:editing-cycles>11819</meta:editing-cycles>
    <meta:document-statistic meta:table-count="1" meta:cell-count="354" meta:object-count="0"/>
  </office:meta>
</office:document-meta>
</file>